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color="#aadcf7" draw:fill-color="#aadcf7" draw:textarea-horizontal-align="justify" draw:textarea-vertical-align="middle" draw:auto-grow-height="false" fo:min-height="1.223cm" fo:min-width="0.914cm"/>
    </style:style>
    <style:style style:name="gr4" style:family="graphic" style:parent-style-name="standard">
      <style:graphic-properties svg:stroke-color="#aadcf7" draw:fill-color="#aadcf7" draw:textarea-horizontal-align="justify" draw:textarea-vertical-align="middle" draw:auto-grow-height="false" fo:min-height="1.57cm" fo:min-width="1.4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adcf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1.874cm" svg:height="0.962cm" svg:x="1.031cm" svg:y="1.889cm">
          <draw:text-box>
            <text:p>input</text:p>
          </draw:text-box>
        </draw:frame>
        <draw:frame draw:style-name="gr2" draw:text-style-name="P1" xml:id="id26" draw:id="id26" draw:layer="layout" svg:width="2.263cm" svg:height="0.962cm" svg:x="25.868cm" svg:y="17.13cm">
          <draw:text-box>
            <text:p>output</text:p>
          </draw:text-box>
        </draw:frame>
        <draw:custom-shape draw:style-name="gr3" draw:text-style-name="P3" xml:id="id6" draw:id="id6" draw:layer="layout" svg:width="2cm" svg:height="2.083cm" svg:x="10.906cm" svg:y="5.7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3" draw:id="id13" draw:layer="layout" svg:width="1.035cm" svg:height="0.962cm" svg:x="15.805cm" svg:y="1.89cm">
          <draw:text-box>
            <text:p>...</text:p>
          </draw:text-box>
        </draw:frame>
        <draw:custom-shape draw:style-name="gr4" draw:text-style-name="P3" xml:id="id3" draw:id="id3" draw:layer="layout" svg:width="1.91cm" svg:height="1.82cm" svg:x="3.789cm" svg:y="7.584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frame draw:style-name="gr1" draw:text-style-name="P1" xml:id="id14" draw:id="id14" draw:layer="layout" svg:width="1.035cm" svg:height="0.962cm" svg:x="15.81cm" svg:y="17.13cm">
          <draw:text-box>
            <text:p>...</text:p>
          </draw:text-box>
        </draw:frame>
        <draw:custom-shape draw:style-name="gr3" draw:text-style-name="P3" xml:id="id24" draw:id="id24" draw:layer="layout" svg:width="2cm" svg:height="2.083cm" svg:x="18.727cm" svg:y="16.565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cm" svg:height="2.083cm" svg:x="6.366cm" svg:y="5.7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746cm" svg:height="1.114cm" svg:x="7.039cm" svg:y="4.524cm">
          <draw:text-box>
            <text:p><text:span text:style-name="T1">c</text:span><text:span text:style-name="T2">m</text:span><text:span text:style-name="T1">(</text:span><text:span text:style-name="T1">-</text:span><text:span text:style-name="T1">N</text:span><text:span text:style-name="T1">/</text:span><text:span text:style-name="T1">2</text:span><text:span text:style-name="T1">)</text:span></text:p>
          </draw:text-box>
        </draw:frame>
        <draw:custom-shape draw:style-name="gr4" draw:text-style-name="P3" xml:id="id1" draw:id="id1" draw:layer="layout" svg:width="1.91cm" svg:height="1.82cm" svg:x="3.789cm" svg:y="4.306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cm" svg:height="2.083cm" svg:x="6.37cm" svg:y="2.6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4.744cm" svg:y1="6.126cm" svg:x2="6.366cm" svg:y2="6.795cm" draw:start-shape="id1" draw:start-glue-point="2" draw:end-shape="id2" draw:end-glue-point="6" svg:d="M4744 6126v669h1622" svg:viewBox="0 0 1623 670">
          <text:p/>
        </draw:connector>
        <draw:connector draw:style-name="gr5" draw:text-style-name="P4" draw:layer="layout" svg:x1="4.744cm" svg:y1="6.126cm" svg:x2="4.744cm" svg:y2="7.584cm" draw:start-shape="id1" draw:start-glue-point="2" draw:end-shape="id3" draw:end-glue-point="0" svg:d="M4744 6126v1458" svg:viewBox="0 0 1 1459">
          <text:p/>
        </draw:connector>
        <draw:connector draw:style-name="gr5" draw:text-style-name="P4" draw:layer="layout" svg:x1="2.905cm" svg:y1="2.37cm" svg:x2="6.37cm" svg:y2="3.642cm" draw:start-shape="id4" draw:start-glue-point="1" draw:end-shape="id5" draw:end-glue-point="6" svg:d="M2905 2370h1732v1272h1733" svg:viewBox="0 0 3466 1273">
          <text:p/>
        </draw:connector>
        <draw:frame draw:style-name="gr1" draw:text-style-name="P1" draw:layer="layout" svg:width="3.47cm" svg:height="1.114cm" svg:x="7.039cm" svg:y="7.724cm">
          <draw:text-box>
            <text:p><text:span text:style-name="T1">c</text:span><text:span text:style-name="T2">m</text:span><text:span text:style-name="T1">(</text:span><text:span text:style-name="T1">-</text:span><text:span text:style-name="T1">N/</text:span><text:span text:style-name="T1">2+</text:span><text:span text:style-name="T1">1)</text:span></text:p>
          </draw:text-box>
        </draw:frame>
        <draw:connector draw:style-name="gr5" draw:text-style-name="P4" draw:layer="layout" svg:x1="8.37cm" svg:y1="3.642cm" svg:x2="11.906cm" svg:y2="5.75cm" draw:start-shape="id5" draw:start-glue-point="10" draw:end-shape="id6" draw:end-glue-point="4" svg:d="M8370 3642h3536v2108" svg:viewBox="0 0 3537 2109">
          <text:p/>
        </draw:connector>
        <draw:connector draw:style-name="gr5" draw:text-style-name="P4" draw:layer="layout" svg:x1="8.366cm" svg:y1="6.795cm" svg:x2="10.906cm" svg:y2="6.792cm" draw:start-shape="id2" draw:start-glue-point="10" draw:end-shape="id6" draw:end-glue-point="6" svg:d="M8366 6795h1271v-3h1269" svg:viewBox="0 0 2541 4">
          <text:p/>
        </draw:connector>
        <draw:frame draw:style-name="gr1" draw:text-style-name="P1" xml:id="id7" draw:id="id7" draw:layer="layout" svg:width="0.68cm" svg:height="2.384cm" svg:x="4.41cm" svg:y="10.057cm">
          <draw:text-box>
            <text:p>.</text:p>
            <text:p>.</text:p>
            <text:p>.</text:p>
          </draw:text-box>
        </draw:frame>
        <draw:frame draw:style-name="gr1" draw:text-style-name="P1" xml:id="id8" draw:id="id8" draw:layer="layout" svg:width="0.68cm" svg:height="2.384cm" svg:x="11.56cm" svg:y="9.957cm">
          <draw:text-box>
            <text:p>.</text:p>
            <text:p>.</text:p>
            <text:p>.</text:p>
          </draw:text-box>
        </draw:frame>
        <draw:connector draw:style-name="gr5" draw:text-style-name="P4" draw:layer="layout" svg:x1="4.744cm" svg:y1="9.404cm" svg:x2="4.75cm" svg:y2="10.057cm" draw:start-shape="id3" draw:start-glue-point="2" draw:end-shape="id7" draw:end-glue-point="0" svg:d="M4744 9404v327h6v326" svg:viewBox="0 0 7 654">
          <text:p/>
        </draw:connector>
        <draw:connector draw:style-name="gr5" draw:text-style-name="P4" draw:layer="layout" svg:x1="11.906cm" svg:y1="7.833cm" svg:x2="11.9cm" svg:y2="9.957cm" draw:start-shape="id6" draw:start-glue-point="8" draw:end-shape="id8" draw:end-glue-point="0" svg:d="M11906 7833v1063h-6v1061" svg:viewBox="0 0 7 2125">
          <text:p/>
        </draw:connector>
        <draw:custom-shape draw:style-name="gr3" draw:text-style-name="P3" xml:id="id9" draw:id="id9" draw:layer="layout" svg:width="2cm" svg:height="2.083cm" svg:x="6.367cm" svg:y="13.6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2cm" svg:height="2.083cm" svg:x="10.91cm" svg:y="13.6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4.75cm" svg:y1="12.441cm" svg:x2="6.367cm" svg:y2="14.695cm" draw:start-shape="id7" draw:start-glue-point="2" draw:end-shape="id9" draw:end-glue-point="6" svg:d="M4750 12441v2254h1617" svg:viewBox="0 0 1618 2255">
          <text:p/>
        </draw:connector>
        <draw:connector draw:style-name="gr5" draw:text-style-name="P4" draw:layer="layout" svg:x1="8.367cm" svg:y1="14.695cm" svg:x2="10.91cm" svg:y2="14.707cm" draw:start-shape="id9" draw:start-glue-point="10" draw:end-shape="id10" draw:end-glue-point="6" svg:d="M8367 14695h1272v12h1271" svg:viewBox="0 0 2544 13">
          <text:p/>
        </draw:connector>
        <draw:connector draw:style-name="gr5" draw:text-style-name="P4" draw:layer="layout" svg:x1="11.9cm" svg:y1="12.341cm" svg:x2="11.91cm" svg:y2="13.665cm" draw:start-shape="id8" draw:start-glue-point="2" draw:end-shape="id10" draw:end-glue-point="4" svg:d="M11900 12341v661h10v663" svg:viewBox="0 0 11 1325">
          <text:p/>
        </draw:connector>
        <draw:custom-shape draw:style-name="gr3" draw:text-style-name="P3" xml:id="id11" draw:id="id11" draw:layer="layout" svg:width="2cm" svg:height="2.083cm" svg:x="12.668cm" svg:y="16.5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1.91cm" svg:y1="15.748cm" svg:x2="12.668cm" svg:y2="17.594cm" draw:start-shape="id10" draw:start-glue-point="8" draw:end-shape="id11" svg:d="M11910 15748v1846h758" svg:viewBox="0 0 759 1847">
          <text:p/>
        </draw:connector>
        <draw:frame draw:style-name="gr1" draw:text-style-name="P1" xml:id="id12" draw:id="id12" draw:layer="layout" svg:width="1.78cm" svg:height="0.962cm" svg:x="1.562cm" svg:y="19.034cm">
          <draw:text-box>
            <text:p>2μ-1</text:p>
          </draw:text-box>
        </draw:frame>
        <draw:connector draw:style-name="gr5" draw:text-style-name="P4" draw:layer="layout" svg:x1="3.342cm" svg:y1="19.515cm" svg:x2="13.668cm" svg:y2="18.636cm" draw:start-shape="id12" draw:start-glue-point="1" draw:end-shape="id11" draw:end-glue-point="8" svg:d="M3342 19515h10326v-879" svg:viewBox="0 0 10327 880">
          <text:p/>
        </draw:connector>
        <draw:connector draw:style-name="gr5" draw:text-style-name="P4" draw:layer="layout" svg:x1="2.905cm" svg:y1="2.37cm" svg:x2="15.805cm" svg:y2="2.371cm" draw:start-shape="id4" draw:start-glue-point="1" draw:end-shape="id13" draw:end-glue-point="3" svg:d="M2905 2370h6450v1h6450" svg:viewBox="0 0 12901 2">
          <text:p/>
        </draw:connector>
        <draw:connector draw:style-name="gr5" draw:text-style-name="P4" draw:layer="layout" svg:x1="14.668cm" svg:y1="17.595cm" svg:x2="15.81cm" svg:y2="17.611cm" draw:start-shape="id11" draw:start-glue-point="10" draw:end-shape="id14" draw:end-glue-point="3" svg:d="M14668 17595h572v16h570" svg:viewBox="0 0 1143 17">
          <text:p/>
        </draw:connector>
        <draw:custom-shape draw:style-name="gr3" draw:text-style-name="P3" xml:id="id19" draw:id="id19" draw:layer="layout" svg:width="2cm" svg:height="2.083cm" svg:x="22.507cm" svg:y="5.7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" draw:id="id17" draw:layer="layout" svg:width="1.91cm" svg:height="1.82cm" svg:x="15.39cm" svg:y="7.584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2cm" svg:height="2.083cm" svg:x="17.967cm" svg:y="5.7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644cm" svg:height="1.114cm" svg:x="18.64cm" svg:y="4.524cm">
          <draw:text-box>
            <text:p><text:span text:style-name="T1">c</text:span><text:span text:style-name="T2">0</text:span><text:span text:style-name="T1">(-N/2)</text:span></text:p>
          </draw:text-box>
        </draw:frame>
        <draw:custom-shape draw:style-name="gr4" draw:text-style-name="P3" xml:id="id15" draw:id="id15" draw:layer="layout" svg:width="1.91cm" svg:height="1.82cm" svg:x="15.39cm" svg:y="4.306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2cm" svg:height="2.083cm" svg:x="17.971cm" svg:y="2.6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6.345cm" svg:y1="6.126cm" svg:x2="17.967cm" svg:y2="6.795cm" draw:start-shape="id15" draw:start-glue-point="2" draw:end-shape="id16" draw:end-glue-point="6" svg:d="M16345 6126v669h1622" svg:viewBox="0 0 1623 670">
          <text:p/>
        </draw:connector>
        <draw:connector draw:style-name="gr5" draw:text-style-name="P4" draw:layer="layout" svg:x1="16.345cm" svg:y1="6.126cm" svg:x2="16.345cm" svg:y2="7.584cm" draw:start-shape="id15" draw:start-glue-point="2" draw:end-shape="id17" draw:end-glue-point="0" svg:d="M16345 6126v1458" svg:viewBox="0 0 1 1459">
          <text:p/>
        </draw:connector>
        <draw:frame draw:style-name="gr1" draw:text-style-name="P1" draw:layer="layout" svg:width="3.368cm" svg:height="1.114cm" svg:x="18.64cm" svg:y="7.724cm">
          <draw:text-box>
            <text:p><text:span text:style-name="T1">c</text:span><text:span text:style-name="T2">0</text:span><text:span text:style-name="T1">(-N/2+1)</text:span></text:p>
          </draw:text-box>
        </draw:frame>
        <draw:connector draw:style-name="gr5" draw:text-style-name="P4" draw:layer="layout" svg:x1="19.971cm" svg:y1="3.642cm" svg:x2="23.507cm" svg:y2="5.75cm" draw:start-shape="id18" draw:start-glue-point="10" draw:end-shape="id19" draw:end-glue-point="4" svg:d="M19971 3642h3536v2108" svg:viewBox="0 0 3537 2109">
          <text:p/>
        </draw:connector>
        <draw:connector draw:style-name="gr5" draw:text-style-name="P4" draw:layer="layout" svg:x1="19.967cm" svg:y1="6.795cm" svg:x2="22.507cm" svg:y2="6.792cm" draw:start-shape="id16" draw:start-glue-point="10" draw:end-shape="id19" draw:end-glue-point="6" svg:d="M19967 6795h1271v-3h1269" svg:viewBox="0 0 2541 4">
          <text:p/>
        </draw:connector>
        <draw:frame draw:style-name="gr1" draw:text-style-name="P1" xml:id="id20" draw:id="id20" draw:layer="layout" svg:width="0.68cm" svg:height="2.384cm" svg:x="16.011cm" svg:y="10.057cm">
          <draw:text-box>
            <text:p>.</text:p>
            <text:p>.</text:p>
            <text:p>.</text:p>
          </draw:text-box>
        </draw:frame>
        <draw:frame draw:style-name="gr1" draw:text-style-name="P1" xml:id="id21" draw:id="id21" draw:layer="layout" svg:width="0.68cm" svg:height="2.384cm" svg:x="23.161cm" svg:y="9.957cm">
          <draw:text-box>
            <text:p>.</text:p>
            <text:p>.</text:p>
            <text:p>.</text:p>
          </draw:text-box>
        </draw:frame>
        <draw:connector draw:style-name="gr5" draw:text-style-name="P4" draw:layer="layout" svg:x1="16.345cm" svg:y1="9.404cm" svg:x2="16.351cm" svg:y2="10.057cm" draw:start-shape="id17" draw:start-glue-point="2" draw:end-shape="id20" draw:end-glue-point="0" svg:d="M16345 9404v327h6v326" svg:viewBox="0 0 7 654">
          <text:p/>
        </draw:connector>
        <draw:connector draw:style-name="gr5" draw:text-style-name="P4" draw:layer="layout" svg:x1="23.507cm" svg:y1="7.833cm" svg:x2="23.501cm" svg:y2="9.957cm" draw:start-shape="id19" draw:start-glue-point="8" draw:end-shape="id21" draw:end-glue-point="0" svg:d="M23507 7833v1063h-6v1061" svg:viewBox="0 0 7 2125">
          <text:p/>
        </draw:connector>
        <draw:custom-shape draw:style-name="gr3" draw:text-style-name="P3" xml:id="id22" draw:id="id22" draw:layer="layout" svg:width="2cm" svg:height="2.083cm" svg:x="17.968cm" svg:y="13.6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2cm" svg:height="2.083cm" svg:x="22.511cm" svg:y="13.6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6.351cm" svg:y1="12.441cm" svg:x2="17.968cm" svg:y2="14.695cm" draw:start-shape="id20" draw:start-glue-point="2" draw:end-shape="id22" draw:end-glue-point="6" svg:d="M16351 12441v2254h1617" svg:viewBox="0 0 1618 2255">
          <text:p/>
        </draw:connector>
        <draw:connector draw:style-name="gr5" draw:text-style-name="P4" draw:layer="layout" svg:x1="19.968cm" svg:y1="14.695cm" svg:x2="22.511cm" svg:y2="14.707cm" draw:start-shape="id22" draw:start-glue-point="10" draw:end-shape="id23" draw:end-glue-point="6" svg:d="M19968 14695h1272v12h1271" svg:viewBox="0 0 2544 13">
          <text:p/>
        </draw:connector>
        <draw:connector draw:style-name="gr5" draw:text-style-name="P4" draw:layer="layout" svg:x1="23.501cm" svg:y1="12.341cm" svg:x2="23.511cm" svg:y2="13.665cm" draw:start-shape="id21" draw:start-glue-point="2" draw:end-shape="id23" draw:end-glue-point="4" svg:d="M23501 12341v661h10v663" svg:viewBox="0 0 11 1325">
          <text:p/>
        </draw:connector>
        <draw:frame draw:style-name="gr1" draw:text-style-name="P1" draw:layer="layout" svg:width="3.309cm" svg:height="1.114cm" svg:x="7.039cm" svg:y="12.624cm">
          <draw:text-box>
            <text:p><text:span text:style-name="T1">c</text:span><text:span text:style-name="T2">m</text:span><text:span text:style-name="T1">(-N/2-1)</text:span></text:p>
          </draw:text-box>
        </draw:frame>
        <draw:frame draw:style-name="gr1" draw:text-style-name="P1" draw:layer="layout" svg:width="3.207cm" svg:height="1.114cm" svg:x="18.64cm" svg:y="12.624cm">
          <draw:text-box>
            <text:p><text:span text:style-name="T1">c</text:span><text:span text:style-name="T2">0</text:span><text:span text:style-name="T1">(-N/2-1)</text:span></text:p>
          </draw:text-box>
        </draw:frame>
        <draw:connector draw:style-name="gr5" draw:text-style-name="P4" draw:layer="layout" svg:x1="3.342cm" svg:y1="19.515cm" svg:x2="19.727cm" svg:y2="18.648cm" draw:start-shape="id12" draw:start-glue-point="1" draw:end-shape="id24" draw:end-glue-point="8" svg:d="M3342 19515h16385v-867" svg:viewBox="0 0 16386 868">
          <text:p/>
        </draw:connector>
        <draw:custom-shape draw:style-name="gr3" draw:text-style-name="P3" xml:id="id25" draw:id="id25" draw:layer="layout" svg:width="2cm" svg:height="2.083cm" svg:x="22.512cm" svg:y="16.5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20.727cm" svg:y1="17.607cm" svg:x2="22.512cm" svg:y2="17.606cm" draw:start-shape="id24" draw:start-glue-point="10" draw:end-shape="id25" draw:end-glue-point="3" svg:d="M20727 17607h893v-1h892" svg:viewBox="0 0 1786 2">
          <text:p/>
        </draw:connector>
        <draw:connector draw:style-name="gr5" draw:text-style-name="P4" draw:layer="layout" svg:x1="23.511cm" svg:y1="15.748cm" svg:x2="23.512cm" svg:y2="16.565cm" draw:start-shape="id23" draw:start-glue-point="8" draw:end-shape="id25" draw:end-glue-point="4" svg:d="M23511 15748v408h1v409" svg:viewBox="0 0 2 818">
          <text:p/>
        </draw:connector>
        <draw:connector draw:style-name="gr5" draw:text-style-name="P4" draw:layer="layout" svg:x1="16.84cm" svg:y1="2.371cm" svg:x2="17.971cm" svg:y2="3.642cm" draw:start-shape="id13" draw:start-glue-point="1" draw:end-shape="id18" draw:end-glue-point="6" svg:d="M16840 2371h565v1271h566" svg:viewBox="0 0 1132 1272">
          <text:p/>
        </draw:connector>
        <draw:connector draw:style-name="gr5" draw:text-style-name="P4" draw:layer="layout" svg:x1="16.845cm" svg:y1="17.611cm" svg:x2="18.727cm" svg:y2="17.607cm" draw:start-shape="id14" draw:start-glue-point="1" draw:end-shape="id24" draw:end-glue-point="6" svg:d="M16845 17611h941v-4h941" svg:viewBox="0 0 1883 5">
          <text:p/>
        </draw:connector>
        <draw:connector draw:style-name="gr5" draw:text-style-name="P4" draw:layer="layout" svg:x1="24.512cm" svg:y1="17.607cm" svg:x2="25.868cm" svg:y2="17.611cm" draw:start-shape="id25" draw:start-glue-point="10" draw:end-shape="id26" draw:end-glue-point="3" svg:d="M24512 17607h679v4h677" svg:viewBox="0 0 1357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23T15:37:13.480864925</dc:date>
    <meta:editing-duration>PT58M19S</meta:editing-duration>
    <meta:editing-cycles>23</meta:editing-cycles>
    <meta:generator>LibreOffice/5.2.7.2$Linux_X86_64 LibreOffice_project/20m0$Build-2</meta:generator>
    <meta:document-statistic meta:object-count="61"/>
  </office:meta>
</office:document-meta>
</file>